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b Count no</text:p>
          </table:table-cell>
          <table:table-cell office:value-type="string" calcext:value-type="string">
            <text:p>All range</text:p>
          </table:table-cell>
          <table:table-cell office:value-type="string" calcext:value-type="string">
            <text:p>all sd</text:p>
          </table:table-cell>
          <table:table-cell office:value-type="string" calcext:value-type="string">
            <text:p>Range/2</text:p>
          </table:table-cell>
          <table:table-cell office:value-type="string" calcext:value-type="string">
            <text:p>redundancy count</text:p>
          </table:table-cell>
          <table:table-cell office:value-type="string" calcext:value-type="string">
            <text:p>SD_range/2_diff</text:p>
          </table:table-cell>
          <table:table-cell office:value-type="string" calcext:value-type="string">
            <text:p>AB PDBs</text:p>
          </table:table-cell>
          <table:table-cell table:number-columns-repeated="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6.074268" calcext:value-type="float">
            <text:p>6.074268</text:p>
          </table:table-cell>
          <table:table-cell table:style-name="ce1" office:value-type="float" office:value="3.0747498" calcext:value-type="float">
            <text:p>3.0747498</text:p>
          </table:table-cell>
          <table:table-cell table:style-name="ce1" table:formula="of:=SUM([.B2]/2)" office:value-type="float" office:value="3.037134" calcext:value-type="float">
            <text:p>3.03713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C2]-[.D2])" office:value-type="float" office:value="0.0376158000000002" calcext:value-type="float">
            <text:p>0.0376158</text:p>
          </table:table-cell>
          <table:table-cell office:value-type="string" calcext:value-type="string" table:number-columns-spanned="4" table:number-rows-spanned="1">
            <text:p>4M6M_1, 4M6N_1, 4M5Y_1, 4M5Z_1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077366" calcext:value-type="float">
            <text:p>6.077366</text:p>
          </table:table-cell>
          <table:table-cell office:value-type="float" office:value="2.3239004" calcext:value-type="float">
            <text:p>2.3239004</text:p>
          </table:table-cell>
          <table:table-cell table:formula="of:=SUM([.B3]/2)" office:value-type="float" office:value="3.038683" calcext:value-type="float">
            <text:p>3.038683</text:p>
          </table:table-cell>
          <table:table-cell office:value-type="float" office:value="7" calcext:value-type="float">
            <text:p>7</text:p>
          </table:table-cell>
          <table:table-cell table:formula="of:=SUM([.C3]-[.D3])" office:value-type="float" office:value="-0.7147826" calcext:value-type="float">
            <text:p>-0.7147826</text:p>
          </table:table-cell>
          <table:table-cell table:number-columns-repeated="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6.560409" calcext:value-type="float">
            <text:p>6.560409</text:p>
          </table:table-cell>
          <table:table-cell table:style-name="ce1" office:value-type="float" office:value="3.260688" calcext:value-type="float">
            <text:p>3.260688</text:p>
          </table:table-cell>
          <table:table-cell table:style-name="ce1" table:formula="of:=SUM([.B4]/2)" office:value-type="float" office:value="3.2802045" calcext:value-type="float">
            <text:p>3.280204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C4]-[.D4])" office:value-type="float" office:value="-0.0195164999999999" calcext:value-type="float">
            <text:p>-0.0195165</text:p>
          </table:table-cell>
          <table:table-cell office:value-type="string" calcext:value-type="string">
            <text:p>4NUG_1</text:p>
          </table:table-cell>
          <table:table-cell office:value-type="string" calcext:value-type="string">
            <text:p>5FUU_1</text:p>
          </table:table-cell>
          <table:table-cell office:value-type="string" calcext:value-type="string">
            <text:p>6DCQ_1</text:p>
          </table:table-cell>
          <table:table-cell office:value-type="string" calcext:value-type="string">
            <text:p>6MAR_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.554617" calcext:value-type="float">
            <text:p>7.554617</text:p>
          </table:table-cell>
          <table:table-cell office:value-type="float" office:value="2.4991428" calcext:value-type="float">
            <text:p>2.4991428</text:p>
          </table:table-cell>
          <table:table-cell table:formula="of:=SUM([.B5]/2)" office:value-type="float" office:value="3.7773085" calcext:value-type="float">
            <text:p>3.7773085</text:p>
          </table:table-cell>
          <table:table-cell office:value-type="float" office:value="7" calcext:value-type="float">
            <text:p>7</text:p>
          </table:table-cell>
          <table:table-cell table:formula="of:=SUM([.C5]-[.D5])" office:value-type="float" office:value="-1.2781657" calcext:value-type="float">
            <text:p>-1.278165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.740125" calcext:value-type="float">
            <text:p>7.740125</text:p>
          </table:table-cell>
          <table:table-cell office:value-type="float" office:value="3.743246" calcext:value-type="float">
            <text:p>3.743246</text:p>
          </table:table-cell>
          <table:table-cell table:formula="of:=SUM([.B6]/2)" office:value-type="float" office:value="3.8700625" calcext:value-type="float">
            <text:p>3.8700625</text:p>
          </table:table-cell>
          <table:table-cell office:value-type="float" office:value="4" calcext:value-type="float">
            <text:p>4</text:p>
          </table:table-cell>
          <table:table-cell table:formula="of:=SUM([.C6]-[.D6])" office:value-type="float" office:value="-0.1268165" calcext:value-type="float">
            <text:p>-0.126816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.758262" calcext:value-type="float">
            <text:p>7.758262</text:p>
          </table:table-cell>
          <table:table-cell office:value-type="float" office:value="3.1301737" calcext:value-type="float">
            <text:p>3.1301737</text:p>
          </table:table-cell>
          <table:table-cell table:formula="of:=SUM([.B7]/2)" office:value-type="float" office:value="3.879131" calcext:value-type="float">
            <text:p>3.879131</text:p>
          </table:table-cell>
          <table:table-cell office:value-type="float" office:value="5" calcext:value-type="float">
            <text:p>5</text:p>
          </table:table-cell>
          <table:table-cell table:formula="of:=SUM([.C7]-[.D7])" office:value-type="float" office:value="-0.7489573" calcext:value-type="float">
            <text:p>-0.7489573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.089146" calcext:value-type="float">
            <text:p>8.089146</text:p>
          </table:table-cell>
          <table:table-cell office:value-type="float" office:value="3.020829" calcext:value-type="float">
            <text:p>3.020829</text:p>
          </table:table-cell>
          <table:table-cell table:formula="of:=SUM([.B8]/2)" office:value-type="float" office:value="4.044573" calcext:value-type="float">
            <text:p>4.044573</text:p>
          </table:table-cell>
          <table:table-cell office:value-type="float" office:value="6" calcext:value-type="float">
            <text:p>6</text:p>
          </table:table-cell>
          <table:table-cell table:formula="of:=SUM([.C8]-[.D8])" office:value-type="float" office:value="-1.023744" calcext:value-type="float">
            <text:p>-1.023744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290868" calcext:value-type="float">
            <text:p>8.290868</text:p>
          </table:table-cell>
          <table:table-cell office:value-type="float" office:value="3.3951298" calcext:value-type="float">
            <text:p>3.3951298</text:p>
          </table:table-cell>
          <table:table-cell table:formula="of:=SUM([.B9]/2)" office:value-type="float" office:value="4.145434" calcext:value-type="float">
            <text:p>4.145434</text:p>
          </table:table-cell>
          <table:table-cell office:value-type="float" office:value="4" calcext:value-type="float">
            <text:p>4</text:p>
          </table:table-cell>
          <table:table-cell table:formula="of:=SUM([.C9]-[.D9])" office:value-type="float" office:value="-0.7503042" calcext:value-type="float">
            <text:p>-0.750304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.362036" calcext:value-type="float">
            <text:p>8.362036</text:p>
          </table:table-cell>
          <table:table-cell office:value-type="float" office:value="4.0684333" calcext:value-type="float">
            <text:p>4.0684333</text:p>
          </table:table-cell>
          <table:table-cell table:formula="of:=SUM([.B10]/2)" office:value-type="float" office:value="4.181018" calcext:value-type="float">
            <text:p>4.181018</text:p>
          </table:table-cell>
          <table:table-cell office:value-type="float" office:value="5" calcext:value-type="float">
            <text:p>5</text:p>
          </table:table-cell>
          <table:table-cell table:formula="of:=SUM([.C10]-[.D10])" office:value-type="float" office:value="-0.1125847" calcext:value-type="float">
            <text:p>-0.112584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54651" calcext:value-type="float">
            <text:p>8.54651</text:p>
          </table:table-cell>
          <table:table-cell office:value-type="float" office:value="2.7942486" calcext:value-type="float">
            <text:p>2.7942486</text:p>
          </table:table-cell>
          <table:table-cell table:formula="of:=SUM([.B11]/2)" office:value-type="float" office:value="4.273255" calcext:value-type="float">
            <text:p>4.273255</text:p>
          </table:table-cell>
          <table:table-cell office:value-type="float" office:value="7" calcext:value-type="float">
            <text:p>7</text:p>
          </table:table-cell>
          <table:table-cell table:formula="of:=SUM([.C11]-[.D11])" office:value-type="float" office:value="-1.4790064" calcext:value-type="float">
            <text:p>-1.4790064</text:p>
          </table:table-cell>
          <table:table-cell table:number-columns-repeated="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8.723699" calcext:value-type="float">
            <text:p>8.723699</text:p>
          </table:table-cell>
          <table:table-cell table:style-name="ce1" office:value-type="float" office:value="4.5793905" calcext:value-type="float">
            <text:p>4.5793905</text:p>
          </table:table-cell>
          <table:table-cell table:style-name="ce1" table:formula="of:=SUM([.B12]/2)" office:value-type="float" office:value="4.3618495" calcext:value-type="float">
            <text:p>4.361849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C12]-[.D12])" office:value-type="float" office:value="0.217541" calcext:value-type="float">
            <text:p>0.217541</text:p>
          </table:table-cell>
          <table:table-cell office:value-type="string" calcext:value-type="string">
            <text:p>5WTG_1</text:p>
          </table:table-cell>
          <table:table-cell office:value-type="string" calcext:value-type="string">
            <text:p>5WK2_1</text:p>
          </table:table-cell>
          <table:table-cell office:value-type="string" calcext:value-type="string">
            <text:p>5WK3_1</text:p>
          </table:table-cell>
          <table:table-cell office:value-type="string" calcext:value-type="string">
            <text:p>5WTH_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940336" calcext:value-type="float">
            <text:p>10.940336</text:p>
          </table:table-cell>
          <table:table-cell office:value-type="float" office:value="3.3132728" calcext:value-type="float">
            <text:p>3.3132728</text:p>
          </table:table-cell>
          <table:table-cell table:formula="of:=SUM([.B13]/2)" office:value-type="float" office:value="5.470168" calcext:value-type="float">
            <text:p>5.470168</text:p>
          </table:table-cell>
          <table:table-cell office:value-type="float" office:value="10" calcext:value-type="float">
            <text:p>10</text:p>
          </table:table-cell>
          <table:table-cell table:formula="of:=SUM([.C13]-[.D13])" office:value-type="float" office:value="-2.1568952" calcext:value-type="float">
            <text:p>-2.1568952</text:p>
          </table:table-cell>
          <table:table-cell table:number-columns-repeated="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5.006646" calcext:value-type="float">
            <text:p>5.006646</text:p>
          </table:table-cell>
          <table:table-cell table:style-name="ce1" office:value-type="float" office:value="2.6645233" calcext:value-type="float">
            <text:p>2.6645233</text:p>
          </table:table-cell>
          <table:table-cell table:style-name="ce1" table:formula="of:=SUM([.B14]/2)" office:value-type="float" office:value="2.503323" calcext:value-type="float">
            <text:p>2.503323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C14]-[.D14])" office:value-type="float" office:value="0.1612003" calcext:value-type="float">
            <text:p>0.1612003</text:p>
          </table:table-cell>
          <table:table-cell office:value-type="string" calcext:value-type="string">
            <text:p>6AL4_1</text:p>
          </table:table-cell>
          <table:table-cell office:value-type="string" calcext:value-type="string">
            <text:p>6A76_1</text:p>
          </table:table-cell>
          <table:table-cell office:value-type="string" calcext:value-type="string">
            <text:p>6A77_1</text:p>
          </table:table-cell>
          <table:table-cell office:value-type="string" calcext:value-type="string">
            <text:p>6A78_1</text:p>
          </table:table-cell>
          <table:table-cell office:value-type="string" calcext:value-type="string">
            <text:p>6AL5_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098002" calcext:value-type="float">
            <text:p>5.098002</text:p>
          </table:table-cell>
          <table:table-cell office:value-type="float" office:value="2.1078036" calcext:value-type="float">
            <text:p>2.1078036</text:p>
          </table:table-cell>
          <table:table-cell table:formula="of:=SUM([.B15]/2)" office:value-type="float" office:value="2.549001" calcext:value-type="float">
            <text:p>2.549001</text:p>
          </table:table-cell>
          <table:table-cell office:value-type="float" office:value="5" calcext:value-type="float">
            <text:p>5</text:p>
          </table:table-cell>
          <table:table-cell table:formula="of:=SUM([.C15]-[.D15])" office:value-type="float" office:value="-0.4411974" calcext:value-type="float">
            <text:p>-0.4411974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.262697" calcext:value-type="float">
            <text:p>5.262697</text:p>
          </table:table-cell>
          <table:table-cell office:value-type="float" office:value="2.3698178" calcext:value-type="float">
            <text:p>2.3698178</text:p>
          </table:table-cell>
          <table:table-cell table:formula="of:=SUM([.B16]/2)" office:value-type="float" office:value="2.6313485" calcext:value-type="float">
            <text:p>2.6313485</text:p>
          </table:table-cell>
          <table:table-cell office:value-type="float" office:value="4" calcext:value-type="float">
            <text:p>4</text:p>
          </table:table-cell>
          <table:table-cell table:formula="of:=SUM([.C16]-[.D16])" office:value-type="float" office:value="-0.2615307" calcext:value-type="float">
            <text:p>-0.26153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423115" calcext:value-type="float">
            <text:p>5.423115</text:p>
          </table:table-cell>
          <table:table-cell office:value-type="float" office:value="2.0208037" calcext:value-type="float">
            <text:p>2.0208037</text:p>
          </table:table-cell>
          <table:table-cell table:formula="of:=SUM([.B17]/2)" office:value-type="float" office:value="2.7115575" calcext:value-type="float">
            <text:p>2.7115575</text:p>
          </table:table-cell>
          <table:table-cell office:value-type="float" office:value="8" calcext:value-type="float">
            <text:p>8</text:p>
          </table:table-cell>
          <table:table-cell table:formula="of:=SUM([.C17]-[.D17])" office:value-type="float" office:value="-0.6907538" calcext:value-type="float">
            <text:p>-0.6907538</text:p>
          </table:table-cell>
          <table:table-cell table:number-columns-repeated="5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all_ab_groups</text:p>
          </table:table-cell>
          <table:table-cell office:value-type="string" calcext:value-type="string">
            <text:p>range_all_groups</text:p>
          </table:table-cell>
          <table:table-cell office:value-type="string" calcext:value-type="string">
            <text:p>sd_all_groups</text:p>
          </table:table-cell>
          <table:table-cell office:value-type="string" calcext:value-type="string">
            <text:p>Range/2</text:p>
          </table:table-cell>
          <table:table-cell office:value-type="string" calcext:value-type="string">
            <text:p>all_redund_count</text:p>
          </table:table-cell>
          <table:table-cell office:value-type="string" calcext:value-type="string">
            <text:p>SD_range/2_diff</text:p>
          </table:table-cell>
          <table:table-cell office:value-type="string" calcext:value-type="string">
            <text:p>AB PDBs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12255" calcext:value-type="float">
            <text:p>0.512255</text:p>
          </table:table-cell>
          <table:table-cell office:value-type="float" office:value="0.22594" calcext:value-type="float">
            <text:p>0.22594</text:p>
          </table:table-cell>
          <table:table-cell table:formula="of:=SUM([.B24]/2)" office:value-type="float" office:value="0.2561275" calcext:value-type="float">
            <text:p>0.2561275</text:p>
          </table:table-cell>
          <table:table-cell office:value-type="float" office:value="4" calcext:value-type="float">
            <text:p>4</text:p>
          </table:table-cell>
          <table:table-cell table:formula="of:=SUM([.C24]-[.D24])" office:value-type="float" office:value="-0.0301875" calcext:value-type="float">
            <text:p>-0.030187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94306" calcext:value-type="float">
            <text:p>0.694306</text:p>
          </table:table-cell>
          <table:table-cell office:value-type="float" office:value="0.289543" calcext:value-type="float">
            <text:p>0.289543</text:p>
          </table:table-cell>
          <table:table-cell table:formula="of:=SUM([.B25]/2)" office:value-type="float" office:value="0.347153" calcext:value-type="float">
            <text:p>0.347153</text:p>
          </table:table-cell>
          <table:table-cell office:value-type="float" office:value="4" calcext:value-type="float">
            <text:p>4</text:p>
          </table:table-cell>
          <table:table-cell table:formula="of:=SUM([.C25]-[.D25])" office:value-type="float" office:value="-0.05761" calcext:value-type="float">
            <text:p>-0.0576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03666" calcext:value-type="float">
            <text:p>0.903666</text:p>
          </table:table-cell>
          <table:table-cell office:value-type="float" office:value="0.3971912" calcext:value-type="float">
            <text:p>0.3971912</text:p>
          </table:table-cell>
          <table:table-cell table:formula="of:=SUM([.B26]/2)" office:value-type="float" office:value="0.451833" calcext:value-type="float">
            <text:p>0.451833</text:p>
          </table:table-cell>
          <table:table-cell office:value-type="float" office:value="4" calcext:value-type="float">
            <text:p>4</text:p>
          </table:table-cell>
          <table:table-cell table:formula="of:=SUM([.C26]-[.D26])" office:value-type="float" office:value="-0.0546418" calcext:value-type="float">
            <text:p>-0.05464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003157" calcext:value-type="float">
            <text:p>1.003157</text:p>
          </table:table-cell>
          <table:table-cell office:value-type="float" office:value="0.4656066" calcext:value-type="float">
            <text:p>0.4656066</text:p>
          </table:table-cell>
          <table:table-cell table:formula="of:=SUM([.B27]/2)" office:value-type="float" office:value="0.5015785" calcext:value-type="float">
            <text:p>0.5015785</text:p>
          </table:table-cell>
          <table:table-cell office:value-type="float" office:value="5" calcext:value-type="float">
            <text:p>5</text:p>
          </table:table-cell>
          <table:table-cell table:formula="of:=SUM([.C27]-[.D27])" office:value-type="float" office:value="-0.0359719000000001" calcext:value-type="float">
            <text:p>-0.0359719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04328" calcext:value-type="float">
            <text:p>1.04328</text:p>
          </table:table-cell>
          <table:table-cell office:value-type="float" office:value="0.4167273" calcext:value-type="float">
            <text:p>0.4167273</text:p>
          </table:table-cell>
          <table:table-cell table:formula="of:=SUM([.B28]/2)" office:value-type="float" office:value="0.52164" calcext:value-type="float">
            <text:p>0.52164</text:p>
          </table:table-cell>
          <table:table-cell office:value-type="float" office:value="5" calcext:value-type="float">
            <text:p>5</text:p>
          </table:table-cell>
          <table:table-cell table:formula="of:=SUM([.C28]-[.D28])" office:value-type="float" office:value="-0.1049127" calcext:value-type="float">
            <text:p>-0.1049127</text:p>
          </table:table-cell>
          <table:table-cell table:number-columns-repeated="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.050429" calcext:value-type="float">
            <text:p>1.050429</text:p>
          </table:table-cell>
          <table:table-cell table:style-name="ce1" office:value-type="float" office:value="0.5172989" calcext:value-type="float">
            <text:p>0.5172989</text:p>
          </table:table-cell>
          <table:table-cell table:style-name="ce1" table:formula="of:=SUM([.B29]/2)" office:value-type="float" office:value="0.5252145" calcext:value-type="float">
            <text:p>0.5252145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SUM([.C29]-[.D29])" office:value-type="float" office:value="-0.00791560000000002" calcext:value-type="float">
            <text:p>-0.007915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3054" calcext:value-type="float">
            <text:p>1.113054</text:p>
          </table:table-cell>
          <table:table-cell office:value-type="float" office:value="0.5391518" calcext:value-type="float">
            <text:p>0.5391518</text:p>
          </table:table-cell>
          <table:table-cell table:formula="of:=SUM([.B30]/2)" office:value-type="float" office:value="0.556527" calcext:value-type="float">
            <text:p>0.556527</text:p>
          </table:table-cell>
          <table:table-cell office:value-type="float" office:value="4" calcext:value-type="float">
            <text:p>4</text:p>
          </table:table-cell>
          <table:table-cell table:formula="of:=SUM([.C30]-[.D30])" office:value-type="float" office:value="-0.0173752" calcext:value-type="float">
            <text:p>-0.017375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59038" calcext:value-type="float">
            <text:p>1.259038</text:p>
          </table:table-cell>
          <table:table-cell office:value-type="float" office:value="0.5560883" calcext:value-type="float">
            <text:p>0.5560883</text:p>
          </table:table-cell>
          <table:table-cell table:formula="of:=SUM([.B31]/2)" office:value-type="float" office:value="0.629519" calcext:value-type="float">
            <text:p>0.629519</text:p>
          </table:table-cell>
          <table:table-cell office:value-type="float" office:value="4" calcext:value-type="float">
            <text:p>4</text:p>
          </table:table-cell>
          <table:table-cell table:formula="of:=SUM([.C31]-[.D31])" office:value-type="float" office:value="-0.0734307" calcext:value-type="float">
            <text:p>-0.073430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97193" calcext:value-type="float">
            <text:p>1.297193</text:p>
          </table:table-cell>
          <table:table-cell office:value-type="float" office:value="0.5994892" calcext:value-type="float">
            <text:p>0.5994892</text:p>
          </table:table-cell>
          <table:table-cell table:formula="of:=SUM([.B32]/2)" office:value-type="float" office:value="0.6485965" calcext:value-type="float">
            <text:p>0.6485965</text:p>
          </table:table-cell>
          <table:table-cell office:value-type="float" office:value="5" calcext:value-type="float">
            <text:p>5</text:p>
          </table:table-cell>
          <table:table-cell table:formula="of:=SUM([.C32]-[.D32])" office:value-type="float" office:value="-0.0491073000000001" calcext:value-type="float">
            <text:p>-0.0491073</text:p>
          </table:table-cell>
          <table:table-cell table:number-columns-repeated="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.367615" calcext:value-type="float">
            <text:p>1.367615</text:p>
          </table:table-cell>
          <table:table-cell table:style-name="ce1" office:value-type="float" office:value="0.6863116" calcext:value-type="float">
            <text:p>0.6863116</text:p>
          </table:table-cell>
          <table:table-cell table:style-name="ce1" table:formula="of:=SUM([.B33]/2)" office:value-type="float" office:value="0.6838075" calcext:value-type="float">
            <text:p>0.683807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C33]-[.D33])" office:value-type="float" office:value="0.00250410000000001" calcext:value-type="float">
            <text:p>0.002504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442561" calcext:value-type="float">
            <text:p>1.442561</text:p>
          </table:table-cell>
          <table:table-cell office:value-type="float" office:value="0.5549751" calcext:value-type="float">
            <text:p>0.5549751</text:p>
          </table:table-cell>
          <table:table-cell table:formula="of:=SUM([.B34]/2)" office:value-type="float" office:value="0.7212805" calcext:value-type="float">
            <text:p>0.7212805</text:p>
          </table:table-cell>
          <table:table-cell office:value-type="float" office:value="5" calcext:value-type="float">
            <text:p>5</text:p>
          </table:table-cell>
          <table:table-cell table:formula="of:=SUM([.C34]-[.D34])" office:value-type="float" office:value="-0.1663054" calcext:value-type="float">
            <text:p>-0.1663054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501983" calcext:value-type="float">
            <text:p>1.501983</text:p>
          </table:table-cell>
          <table:table-cell office:value-type="float" office:value="0.5723703" calcext:value-type="float">
            <text:p>0.5723703</text:p>
          </table:table-cell>
          <table:table-cell table:formula="of:=SUM([.B35]/2)" office:value-type="float" office:value="0.7509915" calcext:value-type="float">
            <text:p>0.7509915</text:p>
          </table:table-cell>
          <table:table-cell office:value-type="float" office:value="6" calcext:value-type="float">
            <text:p>6</text:p>
          </table:table-cell>
          <table:table-cell table:formula="of:=SUM([.C35]-[.D35])" office:value-type="float" office:value="-0.1786212" calcext:value-type="float">
            <text:p>-0.178621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627187" calcext:value-type="float">
            <text:p>1.627187</text:p>
          </table:table-cell>
          <table:table-cell office:value-type="float" office:value="0.7034619" calcext:value-type="float">
            <text:p>0.7034619</text:p>
          </table:table-cell>
          <table:table-cell table:formula="of:=SUM([.B36]/2)" office:value-type="float" office:value="0.8135935" calcext:value-type="float">
            <text:p>0.8135935</text:p>
          </table:table-cell>
          <table:table-cell office:value-type="float" office:value="4" calcext:value-type="float">
            <text:p>4</text:p>
          </table:table-cell>
          <table:table-cell table:formula="of:=SUM([.C36]-[.D36])" office:value-type="float" office:value="-0.1101316" calcext:value-type="float">
            <text:p>-0.110131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66727" calcext:value-type="float">
            <text:p>1.66727</text:p>
          </table:table-cell>
          <table:table-cell office:value-type="float" office:value="0.6679725" calcext:value-type="float">
            <text:p>0.6679725</text:p>
          </table:table-cell>
          <table:table-cell table:formula="of:=SUM([.B37]/2)" office:value-type="float" office:value="0.833635" calcext:value-type="float">
            <text:p>0.833635</text:p>
          </table:table-cell>
          <table:table-cell office:value-type="float" office:value="7" calcext:value-type="float">
            <text:p>7</text:p>
          </table:table-cell>
          <table:table-cell table:formula="of:=SUM([.C37]-[.D37])" office:value-type="float" office:value="-0.1656625" calcext:value-type="float">
            <text:p>-0.165662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808345" calcext:value-type="float">
            <text:p>1.808345</text:p>
          </table:table-cell>
          <table:table-cell office:value-type="float" office:value="0.8186776" calcext:value-type="float">
            <text:p>0.8186776</text:p>
          </table:table-cell>
          <table:table-cell table:formula="of:=SUM([.B38]/2)" office:value-type="float" office:value="0.9041725" calcext:value-type="float">
            <text:p>0.9041725</text:p>
          </table:table-cell>
          <table:table-cell office:value-type="float" office:value="4" calcext:value-type="float">
            <text:p>4</text:p>
          </table:table-cell>
          <table:table-cell table:formula="of:=SUM([.C38]-[.D38])" office:value-type="float" office:value="-0.0854949" calcext:value-type="float">
            <text:p>-0.085494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953091" calcext:value-type="float">
            <text:p>1.953091</text:p>
          </table:table-cell>
          <table:table-cell office:value-type="float" office:value="0.8879353" calcext:value-type="float">
            <text:p>0.8879353</text:p>
          </table:table-cell>
          <table:table-cell table:formula="of:=SUM([.B39]/2)" office:value-type="float" office:value="0.9765455" calcext:value-type="float">
            <text:p>0.9765455</text:p>
          </table:table-cell>
          <table:table-cell office:value-type="float" office:value="4" calcext:value-type="float">
            <text:p>4</text:p>
          </table:table-cell>
          <table:table-cell table:formula="of:=SUM([.C39]-[.D39])" office:value-type="float" office:value="-0.0886102" calcext:value-type="float">
            <text:p>-0.088610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2">00/00/0000</text:date>, <text:time style:data-style-name="N2" text:time-value="22:07:35.368141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9:57:44.061008371</meta:creation-date>
    <dc:date>2019-08-22T22:31:53.900072723</dc:date>
    <meta:editing-duration>PT28M45S</meta:editing-duration>
    <meta:editing-cycles>3</meta:editing-cycles>
    <meta:generator>LibreOffice/6.0.7.3$Linux_X86_64 LibreOffice_project/00m0$Build-3</meta:generator>
    <meta:document-statistic meta:table-count="1" meta:cell-count="220" meta:object-count="0"/>
  </office:meta>
</office:document-meta>
</file>